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40pt" officeooo:rsid="001c9fe2" officeooo:paragraph-rsid="001c9fe2" style:font-size-asian="40pt" style:font-size-complex="40pt"/>
    </style:style>
    <style:style style:name="P2" style:family="paragraph" style:parent-style-name="Standard">
      <style:paragraph-properties fo:text-align="start" style:justify-single-word="false"/>
      <style:text-properties fo:color="#ce181e" fo:font-size="24pt" officeooo:rsid="001c9fe2" officeooo:paragraph-rsid="001c9fe2" style:font-size-asian="21pt" style:font-size-complex="24pt"/>
    </style:style>
    <style:style style:name="P3" style:family="paragraph" style:parent-style-name="Standard">
      <style:paragraph-properties fo:text-align="start" style:justify-single-word="false"/>
      <style:text-properties fo:color="#000000" fo:font-size="24pt" officeooo:rsid="001c9fe2" officeooo:paragraph-rsid="001c9fe2" style:font-size-asian="21pt" style:font-size-complex="24pt"/>
    </style:style>
    <style:style style:name="P4" style:family="paragraph" style:parent-style-name="Standard">
      <style:paragraph-properties fo:text-align="start" style:justify-single-word="false"/>
      <style:text-properties fo:color="#000000" fo:font-size="20pt" officeooo:rsid="001c9fe2" officeooo:paragraph-rsid="001c9fe2" style:font-size-asian="17.5pt" style:font-size-complex="20pt"/>
    </style:style>
    <style:style style:name="P5" style:family="paragraph" style:parent-style-name="Standard">
      <style:paragraph-properties fo:text-align="start" style:justify-single-word="false"/>
      <style:text-properties fo:color="#000000" fo:font-size="20pt" officeooo:rsid="001c9fe2" officeooo:paragraph-rsid="001f9c08" style:font-size-asian="17.5pt" style:font-size-complex="20pt"/>
    </style:style>
    <style:style style:name="P6" style:family="paragraph" style:parent-style-name="Standard">
      <style:paragraph-properties fo:text-align="start" style:justify-single-word="false"/>
      <style:text-properties fo:color="#000000" fo:font-size="20pt" officeooo:rsid="001fce08" officeooo:paragraph-rsid="001fce08" style:font-size-asian="17.5pt" style:font-size-complex="20pt"/>
    </style:style>
    <style:style style:name="P7" style:family="paragraph" style:parent-style-name="Standard">
      <style:paragraph-properties fo:text-align="start" style:justify-single-word="false"/>
      <style:text-properties fo:color="#000000" fo:font-size="20pt" officeooo:rsid="0020e38d" officeooo:paragraph-rsid="0020e38d" style:font-size-asian="17.5pt" style:font-size-complex="20pt"/>
    </style:style>
    <style:style style:name="P8" style:family="paragraph" style:parent-style-name="Standard">
      <style:paragraph-properties fo:text-align="start" style:justify-single-word="false"/>
      <style:text-properties fo:color="#000000" fo:font-size="20pt" officeooo:rsid="00230247" officeooo:paragraph-rsid="00230247" style:font-size-asian="17.5pt" style:font-size-complex="20pt"/>
    </style:style>
    <style:style style:name="P9" style:family="paragraph" style:parent-style-name="Standard">
      <style:paragraph-properties fo:text-align="start" style:justify-single-word="false"/>
      <style:text-properties fo:color="#000000" fo:font-size="20pt" officeooo:rsid="002b8d36" officeooo:paragraph-rsid="002b8d36" style:font-size-asian="17.5pt" style:font-size-complex="20pt"/>
    </style:style>
    <style:style style:name="P10" style:family="paragraph" style:parent-style-name="Standard">
      <style:paragraph-properties fo:text-align="start" style:justify-single-word="false"/>
      <style:text-properties fo:color="#000000" fo:font-size="28pt" officeooo:rsid="001c9fe2" officeooo:paragraph-rsid="001c9fe2" style:font-size-asian="24.5pt" style:font-size-complex="28pt"/>
    </style:style>
    <style:style style:name="P11" style:family="paragraph" style:parent-style-name="Standard">
      <style:paragraph-properties fo:text-align="start" style:justify-single-word="false"/>
      <style:text-properties fo:color="#000000" fo:font-size="28pt" officeooo:rsid="0020e38d" officeooo:paragraph-rsid="0020e38d" style:font-size-asian="24.5pt" style:font-size-complex="28pt"/>
    </style:style>
    <style:style style:name="P12" style:family="paragraph" style:parent-style-name="Standard">
      <style:paragraph-properties fo:text-align="start" style:justify-single-word="false"/>
      <style:text-properties fo:color="#000000" fo:font-size="28pt" officeooo:rsid="00230247" officeooo:paragraph-rsid="00230247" style:font-size-asian="24.5pt" style:font-size-complex="28pt"/>
    </style:style>
    <style:style style:name="P13" style:family="paragraph" style:parent-style-name="Standard">
      <style:paragraph-properties fo:text-align="start" style:justify-single-word="false"/>
      <style:text-properties fo:color="#000000" fo:font-size="28pt" officeooo:rsid="002b8d36" officeooo:paragraph-rsid="002b8d36" style:font-size-asian="24.5pt" style:font-size-complex="28pt"/>
    </style:style>
    <style:style style:name="P14" style:family="paragraph" style:parent-style-name="Standard">
      <style:paragraph-properties fo:text-align="start" style:justify-single-word="false"/>
      <style:text-properties fo:color="#000000" fo:font-size="18pt" officeooo:rsid="00230247" officeooo:paragraph-rsid="00230247" style:font-size-asian="18pt" style:font-size-complex="18pt"/>
    </style:style>
    <style:style style:name="P15" style:family="paragraph" style:parent-style-name="Standard">
      <style:paragraph-properties fo:text-align="start" style:justify-single-word="false"/>
      <style:text-properties fo:color="#000000" fo:font-size="18pt" officeooo:rsid="002b8d36" officeooo:paragraph-rsid="002b8d36" style:font-size-asian="15.75pt" style:font-size-complex="18pt"/>
    </style:style>
    <style:style style:name="P16" style:family="paragraph" style:parent-style-name="Text_20_body">
      <style:text-properties fo:font-size="20pt" officeooo:rsid="0020e38d" officeooo:paragraph-rsid="0020e38d" style:font-size-asian="20pt" style:font-size-complex="20pt"/>
    </style:style>
    <style:style style:name="P17" style:family="paragraph" style:parent-style-name="Text_20_body">
      <style:text-properties fo:font-size="14pt" fo:font-weight="normal" style:font-size-asian="12.25pt" style:font-weight-asian="normal" style:font-size-complex="14pt" style:font-weight-complex="normal"/>
    </style:style>
    <style:style style:name="P18" style:family="paragraph" style:parent-style-name="Text_20_body">
      <style:text-properties fo:font-size="14pt" style:font-size-asian="14pt" style:font-size-complex="14pt"/>
    </style:style>
    <style:style style:name="P19" style:family="paragraph" style:parent-style-name="Text_20_body">
      <style:text-properties fo:font-size="14pt" officeooo:paragraph-rsid="002b8d36" style:font-size-asian="14pt" style:font-size-complex="14pt"/>
    </style:style>
    <style:style style:name="P20" style:family="paragraph" style:parent-style-name="Text_20_body">
      <style:text-properties fo:color="#000000" fo:font-size="20pt" officeooo:rsid="001c9fe2" style:font-size-asian="17.5pt" style:font-size-complex="20pt"/>
    </style:style>
    <style:style style:name="P21" style:family="paragraph" style:parent-style-name="Text_20_body">
      <style:paragraph-properties fo:text-align="start" style:justify-single-word="false"/>
      <style:text-properties fo:color="#000000" fo:font-size="20pt" officeooo:rsid="001c9fe2" officeooo:paragraph-rsid="001c9fe2" style:font-size-asian="17.5pt" style:font-size-complex="20pt"/>
    </style:style>
    <style:style style:name="P22" style:family="paragraph" style:parent-style-name="Text_20_body">
      <style:paragraph-properties fo:text-align="start" style:justify-single-word="false"/>
      <style:text-properties fo:color="#000000" fo:font-size="20pt" officeooo:rsid="002b8d36" officeooo:paragraph-rsid="002b8d36" style:font-size-asian="17.5pt" style:font-size-complex="20pt"/>
    </style:style>
    <style:style style:name="P23" style:family="paragraph" style:parent-style-name="Text_20_body">
      <style:paragraph-properties fo:text-align="start" style:justify-single-word="false"/>
      <style:text-properties fo:color="#000000" fo:font-size="14pt" officeooo:rsid="002b8d36" officeooo:paragraph-rsid="002b8d36" style:font-size-asian="14pt" style:font-size-complex="14pt"/>
    </style:style>
    <style:style style:name="P24" style:family="paragraph" style:parent-style-name="Text_20_body">
      <style:paragraph-properties fo:text-align="start" style:justify-single-word="false"/>
      <style:text-properties fo:color="#000000" fo:font-size="28pt" officeooo:rsid="002b8d36" officeooo:paragraph-rsid="002b8d36" style:font-size-asian="24.5pt" style:font-size-complex="28pt"/>
    </style:style>
    <style:style style:name="P25" style:family="paragraph" style:parent-style-name="Text_20_body">
      <style:text-properties officeooo:paragraph-rsid="002b8d36"/>
    </style:style>
    <style:style style:name="P26" style:family="paragraph" style:parent-style-name="Heading_20_2">
      <style:paragraph-properties fo:text-align="start" style:justify-single-word="false"/>
      <style:text-properties fo:color="#000000" fo:font-size="18pt" fo:font-weight="normal" officeooo:rsid="0028b7ef" officeooo:paragraph-rsid="002b8d36" style:font-size-asian="18pt" style:font-weight-asian="normal" style:font-size-complex="18pt" style:font-weight-complex="normal"/>
    </style:style>
    <style:style style:name="P27" style:family="paragraph" style:parent-style-name="Heading_20_2">
      <style:text-properties fo:font-size="18pt" fo:font-weight="normal" officeooo:paragraph-rsid="002b8d36" style:font-size-asian="18pt" style:font-weight-asian="normal" style:font-size-complex="18pt" style:font-weight-complex="normal"/>
    </style:style>
    <style:style style:name="P28" style:family="paragraph" style:parent-style-name="Preformatted_20_Text">
      <style:paragraph-properties fo:margin-top="0cm" fo:margin-bottom="0.499cm" loext:contextual-spacing="false"/>
    </style:style>
    <style:style style:name="P29" style:family="paragraph" style:parent-style-name="Heading_20_3">
      <style:text-properties fo:font-size="20pt" fo:font-weight="normal" style:font-size-asian="20pt" style:font-weight-asian="normal" style:font-size-complex="20pt" style:font-weight-complex="normal"/>
    </style:style>
    <style:style style:name="P30" style:family="paragraph" style:parent-style-name="Standard">
      <style:paragraph-properties fo:text-align="start" style:justify-single-word="false"/>
      <style:text-properties fo:color="#000000" fo:font-size="18pt" officeooo:rsid="00230247" officeooo:paragraph-rsid="00230247" style:font-size-asian="18pt" style:font-size-complex="18pt"/>
    </style:style>
    <style:style style:name="P31" style:family="paragraph" style:parent-style-name="Standard">
      <style:paragraph-properties fo:text-align="start" style:justify-single-word="false"/>
      <style:text-properties fo:color="#000000" fo:font-size="20pt" style:text-underline-style="none" officeooo:rsid="002b8d36" officeooo:paragraph-rsid="002b8d36" style:font-size-asian="17.5pt" style:font-size-complex="20pt"/>
    </style:style>
    <style:style style:name="P32" style:family="paragraph" style:parent-style-name="Text_20_body" style:list-style-name="L1">
      <style:text-properties officeooo:paragraph-rsid="0020e38d"/>
    </style:style>
    <style:style style:name="P33" style:family="paragraph" style:parent-style-name="Text_20_body" style:list-style-name="L2"/>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2">
      <style:paragraph-properties fo:margin-top="0cm" fo:margin-bottom="0cm" loext:contextual-spacing="false"/>
    </style:style>
    <style:style style:name="T1" style:family="text">
      <style:text-properties officeooo:rsid="001f9c08"/>
    </style:style>
    <style:style style:name="T2" style:family="text">
      <style:text-properties fo:font-weight="bold" style:font-weight-asian="bold" style:font-weight-complex="bold"/>
    </style:style>
    <style:style style:name="T3" style:family="text">
      <style:text-properties officeooo:rsid="001fce08"/>
    </style:style>
    <style:style style:name="T4" style:family="text">
      <style:text-properties officeooo:rsid="0021f83f"/>
    </style:style>
    <style:style style:name="T5" style:family="text">
      <style:text-properties fo:font-size="14pt" style:font-size-asian="14pt" style:font-size-complex="14pt"/>
    </style:style>
    <style:style style:name="T6" style:family="text">
      <style:text-properties fo:font-size="14pt" officeooo:rsid="0021f83f" style:font-size-asian="14pt" style:font-size-complex="14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8pt" style:font-size-asian="18pt" style:font-size-complex="18pt"/>
    </style:style>
    <style:style style:name="T9" style:family="text">
      <style:text-properties officeooo:rsid="002b8d36"/>
    </style:style>
    <style:style style:name="T10" style:family="text">
      <style:text-properties officeooo:rsid="002a6936"/>
    </style:style>
    <style:style style:name="T11" style:family="text">
      <style:text-properties style:text-underline-style="none"/>
    </style:style>
    <style:style style:name="T12" style:family="text">
      <style:text-properties style:text-underline-style="none" officeooo:rsid="002c20b3"/>
    </style:style>
    <style:style style:name="T13" style:family="text">
      <style:text-properties style:text-underline-style="none" fo:font-weight="normal" style:font-weight-asian="normal" style:font-weight-complex="normal"/>
    </style:style>
    <style:style style:name="T14" style:family="text">
      <style:text-properties officeooo:rsid="002ed2fd"/>
    </style:style>
    <style:style style:name="T15" style:family="text">
      <style:text-properties officeooo:rsid="0030b5c2"/>
    </style:style>
    <style:style style:name="T16" style:family="text">
      <style:text-properties officeooo:rsid="0033d0a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 Training Week 3</text:p>
      <text:p text:style-name="P2"/>
      <text:p text:style-name="P2"/>
      <text:p text:style-name="P2"/>
      <text:p text:style-name="P2"/>
      <text:p text:style-name="P3">Topics Covered</text:p>
      <text:p text:style-name="P4">1. Apache</text:p>
      <text:p text:style-name="P5">2. <text:span text:style-name="T1">Virtual Hosting</text:span></text:p>
      <text:p text:style-name="P6">3. SSL/TLS</text:p>
      <text:p text:style-name="P5"><text:span text:style-name="T3">4. </text:span>Database</text:p>
      <text:p text:style-name="P4"><text:span text:style-name="T3">5</text:span>. M<text:span text:style-name="T9">ariaDB</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APACHE</text:p>
      <text:p text:style-name="P10"/>
      <text:p text:style-name="P4">Apache is one of the most used web servers on the internet.</text:p>
      <text:p text:style-name="P4">A web server is a daemon that speaks http(s) protocol.</text:p>
      <text:p text:style-name="P4"/>
      <text:p text:style-name="P4">Functionality of apache can be extended with modules, which are small pieces of code that plug into the main web server framework and extend its functionality</text:p>
      <text:p text:style-name="P4"/>
      <text:p text:style-name="P4">Default configuration of apache is in /etc/apache2/apache2.conf</text:p>
      <text:p text:style-name="P4"/>
      <text:p text:style-name="P4">The configuration file has <text:span text:style-name="T2">key value configuration directives </text:span>which effect the entire server configuration like ServerRoot directive, DefaultRuntimeDir directive, etc and the other are <text:span text:style-name="T2">HTML-like tag/blocks</text:span> which are applied <text:span text:style-name="T1">only to a part</text:span> of the configuration.</text:p>
      <text:p text:style-name="P4"/>
      <text:h text:style-name="P29" text:outline-level="3"><text:bookmark text:name="server-configuration"/>Server Configuration</text:h>
      <text:p text:style-name="P17"/>
      <text:list xml:id="list1656468348" text:style-name="L1">
        <text:list-item>
          <text:p text:style-name="P34"><text:span text:style-name="Source_20_Text">/etc/apache2</text:span>: The Apache configuration directory. All of the Apache configuration files reside here. </text:p>
        </text:list-item>
        <text:list-item>
          <text:p text:style-name="P34"><text:span text:style-name="Source_20_Text">/etc/apache2/apache2.conf</text:span>: The main Apache configuration file. This can be modified to make changes to the Apache global configuration. This file is responsible for loading many of the other files in the configuration directory. </text:p>
        </text:list-item>
        <text:list-item>
          <text:p text:style-name="P34"><text:span text:style-name="Source_20_Text">/etc/apache2/ports.conf</text:span>: This file specifies the ports that Apache will listen on. By default, Apache listens on port 80 and additionally listens on port 443 when a module providing SSL capabilities is enabled. </text:p>
        </text:list-item>
        <text:list-item>
          <text:p text:style-name="P34"><text:span text:style-name="Source_20_Text">/etc/apache2/sites-available/</text:span>: The directory where per-site virtual hosts can be stored. Apache will not use the configuration files found in this directory unless they are linked to the <text:span text:style-name="Source_20_Text">sites-enabled</text:span> directory. Typically, all server block configuration is done in this directory, and then enabled by linking to the other directory with the <text:span text:style-name="Source_20_Text">a2ensite</text:span> command. </text:p>
        </text:list-item>
        <text:list-item>
          <text:p text:style-name="P34"><text:span text:style-name="Source_20_Text">/etc/apache2/sites-enabled/</text:span>: The directory where enabled per-site virtual hosts are stored. Typically, these are created by linking to configuration files found in the <text:span text:style-name="Source_20_Text">sites-available</text:span> directory with the <text:span text:style-name="Source_20_Text">a2ensite</text:span>. Apache reads the configuration files and links found in this directory when it starts or reloads to compile a complete configuration. </text:p>
        </text:list-item>
        <text:list-item>
          <text:p text:style-name="P34"><text:soft-page-break/><text:span text:style-name="Source_20_Text">/etc/apache2/conf-available/</text:span>, <text:span text:style-name="Source_20_Text">/etc/apache2/conf-enabled/</text:span>: These directories have the same relationship as the <text:span text:style-name="Source_20_Text">sites-available</text:span> and <text:span text:style-name="Source_20_Text">sites-enabled</text:span> directories, but are used to store configuration fragments that do not belong in a virtual host. Files in the <text:span text:style-name="Source_20_Text">conf-available</text:span> directory can be enabled with the <text:span text:style-name="Source_20_Text">a2enconf</text:span> command and disabled with the <text:span text:style-name="Source_20_Text">a2disconf</text:span> command. </text:p>
        </text:list-item>
        <text:list-item>
          <text:p text:style-name="P32"><text:span text:style-name="Source_20_Text">/etc/apache2/mods-available/</text:span>, <text:span text:style-name="Source_20_Text">/etc/apache2/mods-enabled/</text:span>: These directories contain the available and enabled modules, respectively. Files in ending in <text:span text:style-name="Source_20_Text">.load</text:span> contain fragments to load specific modules, while files ending in <text:span text:style-name="Source_20_Text">.conf</text:span> contain the configuration for those modules. Modules can be enabled and disabled using the <text:span text:style-name="Source_20_Text">a2enmod</text:span> and <text:span text:style-name="Source_20_Text">a2dismod</text:span> command. </text:p>
        </text:list-item>
      </text:list>
      <text:p text:style-name="P16">Contents</text:p>
      <text:list xml:id="list95630980149627" text:continue-numbering="true" text:style-name="L1">
        <text:list-item>
          <text:p text:style-name="P32"><text:span text:style-name="Source_20_Text">/var/www/html</text:span>: The actual web content, which by default only consists of the default Apache page you saw earlier, is served out of the <text:span text:style-name="Source_20_Text">/var/www/html</text:span> directory. This can be changed by altering Apache configuration files. </text:p>
        </text:list-item>
      </text:list>
      <text:h text:style-name="P29" text:outline-level="3"><text:bookmark text:name="server-logs"/>Server Logs</text:h>
      <text:list xml:id="list2419101062" text:style-name="L2">
        <text:list-item>
          <text:p text:style-name="P35"><text:span text:style-name="Source_20_Text">/var/log/apache2/access.log</text:span>: By default, every request to your web server is recorded in this log file unless Apache is configured to do otherwise. </text:p>
        </text:list-item>
        <text:list-item>
          <text:p text:style-name="P33"><text:span text:style-name="Source_20_Text">/var/log/apache2/error.log</text:span>: By default, all errors are recorded in this file. The <text:span text:style-name="Source_20_Text">LogLevel</text:span> directive in the Apache configuration specifies how much detail the error logs will contain. </text:p>
        </text:list-item>
      </text:list>
      <text:p text:style-name="P20"/>
      <text:p text:style-name="P21"><text:span text:style-name="T6">E</text:span><text:span text:style-name="T5">nable the file with the </text:span><text:span text:style-name="Source_20_Text"><text:span text:style-name="T5">a2ensite</text:span></text:span><text:span text:style-name="T5"> tool:</text:span> </text:p>
      <text:p text:style-name="P28"><text:span text:style-name="Source_20_Text"><text:span text:style-name="T7">sudo a2ensite example.com.conf</text:span></text:span></text:p>
      <text:p text:style-name="Text_20_body"><text:span text:style-name="T5">Disable the default site defined in </text:span><text:span text:style-name="Source_20_Text"><text:span text:style-name="T5">000-default.conf</text:span></text:span><text:span text:style-name="T5">:</text:span></text:p>
      <text:p text:style-name="P28"><text:span text:style-name="Source_20_Text"><text:span text:style-name="T7">sudo a2dissite 000-default.conf</text:span></text:span></text:p>
      <text:p text:style-name="P18"><text:span text:style-name="T4">Check</text:span> for configuration errors: </text:p>
      <text:p text:style-name="P28"><text:span text:style-name="Source_20_Text"><text:span text:style-name="T7">sudo apache2ctl configtest</text:span></text:span></text:p>
      <text:p text:style-name="P18">Restart Apache to implement your changes:</text:p>
      <text:p text:style-name="P28"><text:span text:style-name="Source_20_Text"><text:span text:style-name="T7">sudo systemctl restart apache2</text:span></text:span></text:p>
      <text:p text:style-name="P28"><text:span text:style-name="Source_20_Text"><text:span text:style-name="T7"/></text:span></text:p>
      <text:p text:style-name="P28"><text:span text:style-name="Source_20_Text"><text:span text:style-name="T7"/></text:span></text:p>
      <text:p text:style-name="P28"><text:span text:style-name="Source_20_Text"><text:span text:style-name="T7"/></text:span></text:p>
      <text:p text:style-name="P11"/>
      <text:p text:style-name="P11"/>
      <text:p text:style-name="P11"><text:soft-page-break/>VIRTUAL HOSTING</text:p>
      <text:p text:style-name="P7"/>
      <text:p text:style-name="P7">It is used for hosting multiple domain names on a single machine. A single machine hence can respond on network to more IP addresses than its own physical network interfaces. Each virtual network interfaces can be associated with a corresponding domain name that users on internet might want to connect.</text:p>
      <text:p text:style-name="P7">Virtual interfaces allows a daemon to identify connections based not only on the <text:s/>destination port number but also on the connection's destination IP address.</text:p>
      <text:p text:style-name="P7">Implementing virtual hosting with apache web server can help to save costs invetsments on server maintenance and their administration.</text:p>
      <text:p text:style-name="P7"/>
      <text:p text:style-name="P7">Types of virtual hosting </text:p>
      <text:p text:style-name="P7"/>
      <text:p text:style-name="P7">1) Name-based Virtual Hosting </text:p>
      <text:p text:style-name="P7"><text:s text:c="4"/>uses the hostname presented by the client ‘<text:span text:style-name="T14">ServerName’</text:span>. This saves the ip addresses and the associated administrative overhead but the protocol being served must si<text:span text:style-name="T14">m</text:span>ply the hostname at an appropriate point.</text:p>
      <text:p text:style-name="P7"/>
      <text:p text:style-name="P7">2) IP-based Virtual Hosting </text:p>
      <text:p text:style-name="P7"><text:s text:c="4"/>uses a separate IP address for each hostname, it can be performed any protocol but requires a dedicated IP address per domain served.</text:p>
      <text:p text:style-name="P7"/>
      <text:p text:style-name="P7"/>
      <text:p text:style-name="P7"/>
      <text:p text:style-name="P7"/>
      <text:p text:style-name="P7"/>
      <text:p text:style-name="P7"/>
      <text:p text:style-name="P12"><text:soft-page-break/>SSL/TLS</text:p>
      <text:p text:style-name="P12"/>
      <text:p text:style-name="P8">T<text:span text:style-name="T8">LS (Transport Layer Security) is method for encrypting network communications. The process of encryption and identification relating to https is to basically verify the identity of the server, and optionally allows the server to verify the identity of the client.</text:span></text:p>
      <text:p text:style-name="P14"/>
      <text:p text:style-name="P14"/>
      <text:p text:style-name="P14">This process includes the following steps -:</text:p>
      <text:p text:style-name="P14"/>
      <text:p text:style-name="P14">1) Client sends message to server to initiate a connection. The message includes timestamp, random number of 32-byte, list of encryption and cipher protocols that are supported by client.</text:p>
      <text:p text:style-name="P14"/>
      <text:p text:style-name="P14">2) Server responds with a message containg a 32-byte number+timestamp, encryption and cipher protocols client should use and sends a certificate with public key + signature from a trusted c<text:span text:style-name="T14">e</text:span>rtificate authority.</text:p>
      <text:p text:style-name="P14"/>
      <text:p text:style-name="P14">3) The client verifies the server certificate by checking if the supplied identitity information matches and by verifying all signatures , checking if they were made by a CA trusted by the client. If the certificate verifies , the client creates a session key using the random numbers previously exchanged. The client then encrypts this session key using th public key from server certificate, and sends it to the server.</text:p>
      <text:p text:style-name="P14"/>
      <text:p text:style-name="P14">4) Ser<text:span text:style-name="T16">ve</text:span>r decrypts the symmetric key with its own private key, on successful decryption a secure connection for direct communication between server and client is established.</text:p>
      <text:p text:style-name="P14"/>
      <text:p text:style-name="P14"/>
      <text:p text:style-name="P14"/>
      <text:p text:style-name="P14"/>
      <text:p text:style-name="P14"/>
      <text:p text:style-name="P14"/>
      <text:p text:style-name="P14"/>
      <text:p text:style-name="P13"><text:soft-page-break/>DATABASE</text:p>
      <text:p text:style-name="P15"/>
      <text:h text:style-name="P26" text:outline-level="2">What is Data?</text:h>
      <text:p text:style-name="P19">In simple words data can be facts related to any object in consideration.</text:p>
      <text:p text:style-name="P19">For example your name, age, height, weight, etc are some data related to you. </text:p>
      <text:p text:style-name="P19">A picture , image , file , pdf etc can also be considered data. </text:p>
      <text:h text:style-name="P27" text:outline-level="2"><text:bookmark text:name="3"/>What is a Database?</text:h>
      <text:p text:style-name="P19">Database is a systematic collection of data. Databases support storage and manipulation of data. Databases make data management easy. <text:span text:style-name="T10">For example a</text:span>n online telephone directory would definitely use database to store data pertaining to people, phone numbers, other contact details, etc. </text:p>
      <text:h text:style-name="P26" text:outline-level="2">What is SQL?</text:h>
      <text:p text:style-name="P19">SQL is Structured Query Language, which is a computer language for storing, manipulating and retrieving data stored in a relational database.</text:p>
      <text:h text:style-name="P26" text:outline-level="2">What is a field?</text:h>
      <text:p text:style-name="P19">A field is a column in a table that is designed to maintain specific information about every record in the table.</text:p>
      <text:h text:style-name="P27" text:outline-level="2">What is a Record or a Row?</text:h>
      <text:p text:style-name="P25"><text:span text:style-name="T5">A record is also called as a row of data is each individual entry that exists in a table.</text:span> </text:p>
      <text:h text:style-name="P27" text:outline-level="2">What is a column?</text:h>
      <text:p text:style-name="P23">A column is a vertical entity in a table that contains all information associated with a specific field in a table.</text:p>
      <text:p text:style-name="P23"/>
      <text:p text:style-name="P23"/>
      <text:p text:style-name="P23"/>
      <text:p text:style-name="P23"/>
      <text:p text:style-name="P23"/>
      <text:p text:style-name="P23"/>
      <text:p text:style-name="P23"/>
      <text:p text:style-name="P24"><text:soft-page-break/>MariaDB</text:p>
      <text:p text:style-name="P22"/>
      <text:p text:style-name="P9"><text:span text:style-name="T13">MariaDB</text:span><text:span text:style-name="T11"> is a community-developed </text:span><text:span text:style-name="T12">fork</text:span><text:span text:style-name="T11"> of the </text:span><text:span text:style-name="T12">MySQL Relational Database Management Systems</text:span><text:span text:style-name="T11"> intended to remain free under the </text:span><text:span text:style-name="T12">GNU GPL</text:span><text:span text:style-name="T11">. Development is led by some of the original developers of MySQL, who forked it due to concerns over its acquisition by </text:span><text:span text:style-name="T12">Oracle Corporation</text:span><text:span text:style-name="T11">. Contributors are required to share their copyright with the MariaDB Foundation.</text:span></text:p>
      <text:p text:style-name="P31"/>
      <text:p text:style-name="P9"><text:span text:style-name="T11">MariaDB intends to maintain high compatibility with MySQL, ensuring a drop-in replacement capability with library binary equivalency and exact matching with MySQL </text:span><text:span text:style-name="T12">APIs</text:span><text:span text:style-name="T11"> and commands.</text:span></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2:57:58.218106831</meta:creation-date>
    <dc:date>2018-08-24T09:56:29.273029381</dc:date>
    <meta:editing-duration>PT1H48M18S</meta:editing-duration>
    <meta:editing-cycles>13</meta:editing-cycles>
    <meta:generator>LibreOffice/6.0.3.2$Linux_X86_64 LibreOffice_project/00m0$Build-2</meta:generator>
    <meta:document-statistic meta:table-count="0" meta:image-count="0" meta:object-count="0" meta:page-count="7" meta:paragraph-count="68" meta:word-count="1148" meta:character-count="7494" meta:non-whitespace-character-count="6396"/>
  </office:meta>
</office:document-meta>
</file>